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616f" officeooo:paragraph-rsid="000c616f"/>
    </style:style>
    <style:style style:name="P2" style:family="paragraph" style:parent-style-name="Standard" style:list-style-name="L1">
      <style:text-properties officeooo:rsid="000c616f" officeooo:paragraph-rsid="000c616f"/>
    </style:style>
    <style:style style:name="P3" style:family="paragraph" style:parent-style-name="Standard">
      <style:text-properties officeooo:rsid="000c616f" officeooo:paragraph-rsid="000c61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cultures where all engineers thrive</text:p>
      <text:p text:style-name="P1"/>
      <text:p text:style-name="P1">Attract, recruit, retain all kinds of engineers</text:p>
      <text:p text:style-name="P1"/>
      <text:p text:style-name="P1">Include environments where all engineers can thrive. </text:p>
      <text:p text:style-name="P1"/>
      <text:p text:style-name="P1">Asked 7000 engineers</text:p>
      <text:list xml:id="list2427928911" text:style-name="L1">
        <text:list-item>
          <text:p text:style-name="P2">Three things</text:p>
        </text:list-item>
        <text:list-item>
          <text:p text:style-name="P2">Friendly but impersonal</text:p>
          <text:list>
            <text:list-item>
              <text:p text:style-name="P2">Strong attachment to tradition</text:p>
            </text:list-item>
            <text:list-item>
              <text:p text:style-name="P2">Lack of support on career development</text:p>
            </text:list-item>
            <text:list-item>
              <text:p text:style-name="P2">Women and ethnic minority engineers felt less included</text:p>
            </text:list-item>
          </text:list>
        </text:list-item>
        <text:list-item>
          <text:p text:style-name="P2">Benefits of inclusivity</text:p>
          <text:list>
            <text:list-item>
              <text:p text:style-name="P2">Engineers who feel more included are more likely to speak up and to see a future for themselves in engineering</text:p>
            </text:list-item>
          </text:list>
        </text:list-item>
        <text:list-item>
          <text:p text:style-name="P2">7 metrics of inclusivity</text:p>
          <text:list>
            <text:list-item>
              <text:p text:style-name="P2">Openness </text:p>
            </text:list-item>
            <text:list-item>
              <text:p text:style-name="P2">respect </text:p>
            </text:list-item>
            <text:list-item>
              <text:p text:style-name="P2">career development support</text:p>
            </text:list-item>
            <text:list-item>
              <text:p text:style-name="P2">relationships</text:p>
            </text:list-item>
            <text:list-item>
              <text:p text:style-name="P2">flexibility</text:p>
            </text:list-item>
            <text:list-item>
              <text:p text:style-name="P2">leadership</text:p>
            </text:list-item>
            <text:list-item>
              <text:p text:style-name="P2">diversity</text:p>
            </text:list-item>
          </text:list>
        </text:list-item>
        <text:list-item>
          <text:p text:style-name="P2">Ways to do it</text:p>
          <text:list>
            <text:list-item>
              <text:p text:style-name="P2">Increase awareness</text:p>
            </text:list-item>
            <text:list-item>
              <text:p text:style-name="P2">Use strengths of engineering culture like problem solving and collaboration</text:p>
            </text:list-item>
            <text:list-item>
              <text:p text:style-name="P2">equal access to career support</text:p>
            </text:list-item>
            <text:list-item>
              <text:p text:style-name="P2">Inclusion is for everyone</text:p>
            </text:list-item>
          </text:list>
        </text:list-item>
      </text:list>
      <text:p text:style-name="P1"/>
      <text:p text:style-name="P1"/>
      <text:p text:style-name="P1"><text:a xlink:type="simple" xlink:href="https://youtu.be/C1vskzOpR9s?si=9Szk9CjOhJyAcyUb" text:style-name="Internet_20_link" text:visited-style-name="Visited_20_Internet_20_Link">https://youtu.be/C1vskzOpR9s?si=9Szk9CjOhJyAcyUb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8:55:14.846510484</meta:creation-date>
    <dc:date>2024-02-07T09:01:48.544964415</dc:date>
    <meta:editing-duration>PT6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28" meta:character-count="793" meta:non-whitespace-character-count="706"/>
  </office:meta>
</office:document-meta>
</file>